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Normal">L’innovation technologique au Brésil en 2024 : entre croissance et défis</text:p>
      <text:p/>
      <text:p text:style-name="Normal">En 2024, le Brésil continue de se positionner comme l’un des acteurs majeurs de l’innovation technologique en Amérique latine, malgré des défis économiques et infrastructurels persistants. Le pays profite d’une dynamique entrepreneuriale vibrante, soutenue par une年轻且技术敏感的 Population, ainsi que par des investissements croissants dans les secteurs clés tels que les fintech、intelligence artificielle (IA) et énergie renouvelable。Le gouvernement fédéral a également lancé plusieurs initiatives pour stimuler l’écosystème numérique， notamment le Programme *Start-Up Brasil* 和 *Inova Simples*, visant à faciliter la création d’entreprises innovantes。</text:p>
      <text:p/>
      <text:p text:style-name="Normal">L’une des avancées les plus marquantes concerne le secteur financier. Le Brésil est devenu un laboratoire mondial pour les solutions fintech, avec des plateformes comme Nubank et PicPay qui réinventent la banque traditionnelle. En 2024, ces startups poursuivent leur expansion internationale tout en développant de nouvelles applications basées sur la blockchain et les paiements dématérialisés。La Banque centrale brésilienne a aussi accéléré la mise en place d’un système de monnaie numérique (CBDC), renforçant ainsi la position du pays dans l’économie digitale.</text:p>
      <text:p/>
      <text:p text:style-name="Normal">Parallèlement, l’intelligence artificielle connaît un essor remarquable au Brésil. Des entreprises locales collaborent avec des géants technologiques pour développer des solutions adaptées aux besoins spécifiques du marché brésilien, telles que l’analyse prédictive pour le commerce ou les outils d’apprentissage automatique appliqués à l’agriculture。Cependant，des préoccupations éthiques persistent concernant la protection des données privées等问题在一个数字化程度越来越高的国家中仍然需要解决。</text:p>
      <text:p/>
      <text:p text:style-name="Normal">Enfin，le Brésil mise sur ses atouts naturels pour devenir un leader mondial dans les énergies renouvelables. Grâce à son soleil abondant et ses vastes ressources hydroélectriques，la transition énergétique s’accélère avec le déploiement massif d’éoliennes和太阳能板。De grandes entreprises comme Embraer investissent également dans des technologies vertes، combinant innovation locale et durabilité。</text:p>
      <text:p/>
      <text:p text:style-name="Normal">En conclusion，en 2024，le Brésil combine dynamisme entrepreneurial、potentiel scientifique以及des ressources naturelles exceptionnelles为了实现其在全球技术舞台上的影响力增长。尽管面临基础设施不足等挑战，les innovations brésiliennes sont appelées à jouer un rôle clé dans la prochaine révolution numérique.</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